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7e23" officeooo:paragraph-rsid="001b7e23"/>
    </style:style>
    <style:style style:name="P2" style:family="paragraph" style:parent-style-name="Standard">
      <style:text-properties officeooo:rsid="001d123f" officeooo:paragraph-rsid="001d123f"/>
    </style:style>
    <style:style style:name="P3" style:family="paragraph" style:parent-style-name="Standard">
      <style:text-properties officeooo:rsid="001d123f" officeooo:paragraph-rsid="0020bb5c"/>
    </style:style>
    <style:style style:name="P4" style:family="paragraph" style:parent-style-name="Standard">
      <style:text-properties officeooo:rsid="0020bb5c" officeooo:paragraph-rsid="0020bb5c"/>
    </style:style>
    <style:style style:name="P5" style:family="paragraph" style:parent-style-name="Standard">
      <style:text-properties officeooo:rsid="002448d2" officeooo:paragraph-rsid="002448d2"/>
    </style:style>
    <style:style style:name="P6" style:family="paragraph" style:parent-style-name="Subtitle">
      <style:paragraph-properties fo:text-align="start" style:justify-single-word="false"/>
      <style:text-properties fo:font-size="13pt" style:font-size-asian="13pt" style:font-size-complex="13pt"/>
    </style:style>
    <style:style style:name="P7" style:family="paragraph" style:parent-style-name="Standard">
      <style:text-properties officeooo:rsid="002447d8" officeooo:paragraph-rsid="002448d2"/>
    </style:style>
    <style:style style:name="P8" style:family="paragraph" style:parent-style-name="Text_20_body" style:list-style-name="L1"/>
    <style:style style:name="T1" style:family="text">
      <style:text-properties officeooo:rsid="001ef9a3"/>
    </style:style>
    <style:style style:name="T2" style:family="text">
      <style:text-properties officeooo:rsid="0020a2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pecyfikacja wymagań projektu </text:p>
      <text:p text:style-name="P1"/>
      <text:p text:style-name="P6">Głównym założeniem systemu jest możliwość rezerwacja wizyt u lekarza przez pacjenta. System będzie obsługiwał wyłącznie jedną placówkę szpitalną. Wynika z tego, że w aplikacji nie będzie możliwości zmiany lokalizacji szpitala. </text:p>
      <text:h text:style-name="Heading_20_2" text:outline-level="2"/>
      <text:h text:style-name="Heading_20_2" text:outline-level="2">Założenia: </text:h>
      <text:p text:style-name="Text_20_body">- lekarz oraz pacjent mają możliwość założenia konta w systemie,</text:p>
      <text:p text:style-name="Text_20_body">- konto zostaje potwierdzone, aktywowane przez administratora systemu,</text:p>
      <text:p text:style-name="Text_20_body">- użytkownik (doctor/pacjent) systemu ma możliwość edycji danych osobowych,</text:p>
      <text:p text:style-name="Text_20_body">- użytkownik (doctor) <text:span text:style-name="T1">ma możliwość potwierdzania wizyt oraz ich odrzucania</text:span></text:p>
      <text:p text:style-name="Text_20_body">- <text:span text:style-name="T1">plan pracy lekarza jest generowany automatycznie bądź definiowany przez doctora</text:span></text:p>
      <text:p text:style-name="Text_20_body">- <text:span text:style-name="T1">podział lekarzy ze względu na specjalizacje</text:span></text:p>
      <text:p text:style-name="Text_20_body">- <text:span text:style-name="T1">możliwość wysłania e-maila do lekarza przez pacjenta</text:span></text:p>
      <text:p text:style-name="P4"/>
      <text:p text:style-name="P3"/>
      <text:h text:style-name="Heading_20_2" text:outline-level="2">Technologie: </text:h>
      <text:p text:style-name="Text_20_body">- Back-end : Asp.Net MVC 5 / Web API </text:p>
      <text:p text:style-name="Text_20_body">- <text:span text:style-name="T2">Microservices – Angular 1.6 JS</text:span></text:p>
      <text:p text:style-name="Text_20_body">- <text:span text:style-name="T2">Baza danych : EF 6 Model First</text:span></text:p>
      <text:p text:style-name="Text_20_body">- <text:span text:style-name="T2">Hosting: Azure : http://konsorcjumlekarzy.azurewebsites.net</text:span></text:p>
      <text:p text:style-name="Text_20_body"/>
      <text:p text:style-name="P2"/>
      <text:h text:style-name="Heading_20_2" text:outline-level="2">Budżet projektu: </text:h>
      <text:h text:style-name="Heading_20_3" text:outline-level="3">Założenia: </text:h>
      <text:list xml:id="list8743750637268276505" text:style-name="L1">
        <text:list-item>
          <text:list>
            <text:list-item>
              <text:p text:style-name="P8">stawka za godzinę pracy programisty : <text:s/>50 PLN / h</text:p>
            </text:list-item>
          </text:list>
        </text:list-item>
      </text:list>
      <text:h text:style-name="Heading_20_3" text:outline-level="3">Zysk / koszty </text:h>
      <text:list xml:id="list143008290901817" text:continue-numbering="true" text:style-name="L1">
        <text:list-item>
          <text:list>
            <text:list-item>
              <text:p text:style-name="P8">brak backlogu do wyceny </text:p>
            </text:list-item>
          </text:list>
        </text:list-item>
      </text:list>
      <text:h text:style-name="Heading_20_3" text:outline-level="3">Bilans całkowity </text:h>
      <text:list xml:id="list143007200083241" text:continue-numbering="true" text:style-name="L1">
        <text:list-item>
          <text:list>
            <text:list-item>
              <text:p text:style-name="P8">pending</text:p>
            </text:list-item>
          </text:list>
        </text:list-item>
      </text:list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20%" style:page-number="auto"/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08:59:50.020000000</meta:creation-date>
    <dc:date>2017-04-01T14:30:06.409000000</dc:date>
    <meta:editing-duration>PT1H55M22S</meta:editing-duration>
    <meta:editing-cycles>12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22" meta:word-count="151" meta:character-count="1048" meta:non-whitespace-character-count="910"/>
  </office:meta>
</office:document-meta>
</file>